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ookman Old Style" svg:font-family="'Bookman Old Style'"/>
    <style:font-face style:name="Times New Roman" svg:font-family="'Times New Roman'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fo:font-weight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fo:font-weight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font-size="12pt"/>
    </style:style>
    <style:style style:name="ce8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9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13" style:family="table-cell" style:parent-style-name="Default">
      <style:text-properties fo:font-size="12pt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font-size="12pt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size="12pt"/>
    </style:style>
    <style:style style:name="ce16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18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19" style:family="table-cell" style:parent-style-name="Default" style:data-style-name="N13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1.058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2pt"/>
    </style:style>
    <style:style style:name="ce22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23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24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25" style:family="table-cell" style:parent-style-name="Default" style:data-style-name="N13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1.058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34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.706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okman Old Style" fo:font-size="12pt" fo:font-style="normal" fo:text-shadow="none" style:text-underline-style="none" fo:font-weight="normal" style:font-size-asian="7pt" style:font-style-asian="normal" style:font-weight-asian="normal" style:font-name-complex="Bookman Old Style" style:font-size-complex="7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font-size="12pt"/>
    </style:style>
    <style:style style:name="ce39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2pt"/>
    </style:style>
    <style:style style:name="ce40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.706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 style:data-style-name="N13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13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31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1.058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.706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2pt"/>
    </style:style>
    <style:style style:name="ce55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3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1" table:default-cell-style-name="ce18"/>
        <table:table-column table:style-name="co1" table:number-columns-repeated="10" table:default-cell-style-name="ce24"/>
        <table:table-column table:style-name="co1" table:default-cell-style-name="ce42"/>
        <table:table-column table:style-name="co1" table:number-columns-repeated="9" table:default-cell-style-name="ce47"/>
        <table:table-column table:style-name="co1" table:default-cell-style-name="ce58"/>
        <table:table-row table:style-name="ro1">
          <table:table-cell table:style-name="ce1" office:value-type="string" table:number-columns-spanned="2" table:number-rows-spanned="1">
            <text:p>Table D.1</text:p>
          </table:table-cell>
          <table:covered-table-cell table:style-name="ce13"/>
          <table:table-cell table:style-name="ce14" table:number-columns-repeated="4"/>
          <table:table-cell table:style-name="ce30"/>
          <table:table-cell table:style-name="ce14" table:number-columns-repeated="5"/>
          <table:table-cell table:style-name="ce38" table:number-columns-repeated="11"/>
        </table:table-row>
        <table:table-row table:style-name="ro2">
          <table:table-cell table:style-name="ce2" office:value-type="string" table:number-columns-spanned="23" table:number-rows-spanned="1">
            <text:p>Values of the Thermal Conductivity of Ordinary Water Substance Obtained with the Aid of the Recommended</text:p>
          </table:table-cell>
          <table:covered-table-cell table:style-name="ce14"/>
          <table:covered-table-cell table:style-name="ce20"/>
          <table:covered-table-cell table:style-name="ce26"/>
          <table:covered-table-cell table:number-columns-repeated="2" table:style-name="ce28"/>
          <table:covered-table-cell table:style-name="ce31"/>
          <table:covered-table-cell table:style-name="ce28"/>
          <table:covered-table-cell table:style-name="ce31"/>
          <table:covered-table-cell table:style-name="ce28"/>
          <table:covered-table-cell table:style-name="ce31"/>
          <table:covered-table-cell table:style-name="ce26"/>
          <table:covered-table-cell table:number-columns-repeated="11" table:style-name="ce38"/>
        </table:table-row>
        <table:table-row table:style-name="ro2">
          <table:table-cell table:style-name="ce3" office:value-type="string" table:number-columns-spanned="23" table:number-rows-spanned="1">
            <text:p>Interpolating Equation for Industrial Use, Calculated over a Uniform Grid</text:p>
          </table:table-cell>
          <table:covered-table-cell table:style-name="ce14"/>
          <table:covered-table-cell table:style-name="ce20"/>
          <table:covered-table-cell table:number-columns-repeated="2" table:style-name="ce27"/>
          <table:covered-table-cell table:style-name="ce26"/>
          <table:covered-table-cell table:style-name="ce31"/>
          <table:covered-table-cell table:style-name="ce28"/>
          <table:covered-table-cell table:style-name="ce31"/>
          <table:covered-table-cell table:number-columns-repeated="3" table:style-name="ce14"/>
          <table:covered-table-cell table:number-columns-repeated="11" table:style-name="ce38"/>
        </table:table-row>
        <table:table-row table:style-name="ro2">
          <table:table-cell table:style-name="ce3"/>
          <table:table-cell table:style-name="ce14"/>
          <table:table-cell table:style-name="ce20"/>
          <table:table-cell table:style-name="ce27" table:number-columns-repeated="2"/>
          <table:table-cell table:style-name="ce26"/>
          <table:table-cell table:style-name="ce31"/>
          <table:table-cell table:style-name="ce28"/>
          <table:table-cell table:style-name="ce31"/>
          <table:table-cell table:style-name="ce14" table:number-columns-repeated="3"/>
          <table:table-cell table:style-name="ce38" table:number-columns-repeated="11"/>
        </table:table-row>
        <table:table-row table:style-name="ro3">
          <table:table-cell table:style-name="ce4" office:value-type="string" table:number-columns-spanned="23" table:number-rows-spanned="1">
            <text:p>This data has been loaded from the IAPWS release on thermal conductivity using OCR software. Values have <text:span text:style-name="T1">not</text:span> been checked carefully.</text:p>
          </table:table-cell>
          <table:covered-table-cell table:style-name="ce14"/>
          <table:covered-table-cell table:style-name="ce20"/>
          <table:covered-table-cell table:number-columns-repeated="2" table:style-name="ce27"/>
          <table:covered-table-cell table:style-name="ce26"/>
          <table:covered-table-cell table:style-name="ce31"/>
          <table:covered-table-cell table:style-name="ce28"/>
          <table:covered-table-cell table:style-name="ce31"/>
          <table:covered-table-cell table:number-columns-repeated="3" table:style-name="ce14"/>
          <table:covered-table-cell table:number-columns-repeated="11" table:style-name="ce38"/>
        </table:table-row>
        <table:table-row table:style-name="ro2">
          <table:table-cell table:style-name="ce5"/>
          <table:table-cell table:style-name="ce14"/>
          <table:table-cell table:style-name="ce20"/>
          <table:table-cell table:style-name="ce27" table:number-columns-repeated="2"/>
          <table:table-cell table:style-name="ce26"/>
          <table:table-cell table:style-name="ce31"/>
          <table:table-cell table:style-name="ce28"/>
          <table:table-cell table:style-name="ce31"/>
          <table:table-cell table:style-name="ce14" table:number-columns-repeated="3"/>
          <table:table-cell table:style-name="ce38" table:number-columns-repeated="11"/>
        </table:table-row>
        <table:table-row table:style-name="ro3">
          <table:table-cell table:style-name="ce6" office:value-type="string">
            <text:p><text:span text:style-name="T2">p</text:span>/MPa</text:p>
          </table:table-cell>
          <table:table-cell table:style-name="ce15" office:value-type="string" table:number-columns-spanned="22" table:number-rows-spanned="1">
            <text:p>Temperature/°C</text:p>
          </table:table-cell>
          <table:covered-table-cell table:number-columns-repeated="3" table:style-name="ce21"/>
          <table:covered-table-cell table:number-columns-repeated="2" table:style-name="ce29"/>
          <table:covered-table-cell table:number-columns-repeated="5" table:style-name="ce21"/>
          <table:covered-table-cell table:number-columns-repeated="10" table:style-name="ce39"/>
          <table:covered-table-cell table:style-name="ce54"/>
        </table:table-row>
        <table:table-row table:style-name="ro2">
          <table:table-cell table:style-name="ce7"/>
          <table:table-cell table:style-name="ce16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50">
            <text:p>150</text:p>
          </table:table-cell>
          <table:table-cell table:style-name="ce32" office:value-type="float" office:value="200">
            <text:p>200</text:p>
          </table:table-cell>
          <table:table-cell table:style-name="ce34" office:value-type="float" office:value="250">
            <text:p>250</text:p>
          </table:table-cell>
          <table:table-cell table:style-name="ce35" office:value-type="float" office:value="300">
            <text:p>300</text:p>
          </table:table-cell>
          <table:table-cell table:style-name="ce36" office:value-type="float" office:value="350">
            <text:p>350</text:p>
          </table:table-cell>
          <table:table-cell table:style-name="ce32" office:value-type="float" office:value="375">
            <text:p>375</text:p>
          </table:table-cell>
          <table:table-cell table:style-name="ce40" office:value-type="float" office:value="400">
            <text:p>400</text:p>
          </table:table-cell>
          <table:table-cell table:style-name="ce45" office:value-type="float" office:value="425">
            <text:p>425</text:p>
          </table:table-cell>
          <table:table-cell table:style-name="ce45" office:value-type="float" office:value="450">
            <text:p>450</text:p>
          </table:table-cell>
          <table:table-cell table:style-name="ce45" office:value-type="float" office:value="475">
            <text:p>475</text:p>
          </table:table-cell>
          <table:table-cell table:style-name="ce45" office:value-type="float" office:value="500">
            <text:p>500</text:p>
          </table:table-cell>
          <table:table-cell table:style-name="ce52" office:value-type="float" office:value="550">
            <text:p>550</text:p>
          </table:table-cell>
          <table:table-cell table:style-name="ce45" office:value-type="float" office:value="600">
            <text:p>600</text:p>
          </table:table-cell>
          <table:table-cell table:style-name="ce45" office:value-type="float" office:value="650">
            <text:p>650</text:p>
          </table:table-cell>
          <table:table-cell table:style-name="ce53" office:value-type="float" office:value="700">
            <text:p>700</text:p>
          </table:table-cell>
          <table:table-cell table:style-name="ce45" office:value-type="float" office:value="750">
            <text:p>750</text:p>
          </table:table-cell>
          <table:table-cell table:style-name="ce55" office:value-type="float" office:value="800">
            <text:p>800</text:p>
          </table:table-cell>
        </table:table-row>
        <table:table-row table:style-name="ro2">
          <table:table-cell table:style-name="ce8" office:value-type="float" office:value="0.1">
            <text:p>0.1</text:p>
          </table:table-cell>
          <table:table-cell table:style-name="ce17" office:value-type="float" office:value="562">
            <text:p>562.0</text:p>
          </table:table-cell>
          <table:table-cell table:style-name="ce23" office:value-type="float" office:value="607.5">
            <text:p>607.5</text:p>
          </table:table-cell>
          <table:table-cell table:style-name="ce23" office:value-type="float" office:value="640.5">
            <text:p>640.5</text:p>
          </table:table-cell>
          <table:table-cell table:style-name="ce23" office:value-type="float" office:value="663.5">
            <text:p>663.5</text:p>
          </table:table-cell>
          <table:table-cell table:style-name="ce23" office:value-type="float" office:value="24.8">
            <text:p>24.8</text:p>
          </table:table-cell>
          <table:table-cell table:style-name="ce23" office:value-type="float" office:value="28.8">
            <text:p>28.8</text:p>
          </table:table-cell>
          <table:table-cell table:style-name="ce23" office:value-type="float" office:value="33.4">
            <text:p>33.4</text:p>
          </table:table-cell>
          <table:table-cell table:style-name="ce23" office:value-type="float" office:value="38.3">
            <text:p>38.3</text:p>
          </table:table-cell>
          <table:table-cell table:style-name="ce23" office:value-type="float" office:value="43.5">
            <text:p>43.5</text:p>
          </table:table-cell>
          <table:table-cell table:style-name="ce23" office:value-type="float" office:value="49">
            <text:p>49.0</text:p>
          </table:table-cell>
          <table:table-cell table:style-name="ce23" office:value-type="float" office:value="51.8">
            <text:p>51.8</text:p>
          </table:table-cell>
          <table:table-cell table:style-name="ce41" office:value-type="float" office:value="54.7">
            <text:p>54.7</text:p>
          </table:table-cell>
          <table:table-cell table:style-name="ce46" office:value-type="float" office:value="57.7">
            <text:p>57.7</text:p>
          </table:table-cell>
          <table:table-cell table:style-name="ce50" office:value-type="float" office:value="60.7">
            <text:p>60.7</text:p>
          </table:table-cell>
          <table:table-cell table:style-name="ce46" office:value-type="float" office:value="63.8">
            <text:p>63.8</text:p>
          </table:table-cell>
          <table:table-cell table:style-name="ce46" office:value-type="float" office:value="66.9">
            <text:p>66.9</text:p>
          </table:table-cell>
          <table:table-cell table:style-name="ce46" office:value-type="float" office:value="73.3">
            <text:p>73.3</text:p>
          </table:table-cell>
          <table:table-cell table:style-name="ce46" office:value-type="float" office:value="79.9">
            <text:p>79.9</text:p>
          </table:table-cell>
          <table:table-cell table:style-name="ce46" office:value-type="float" office:value="86.7">
            <text:p>86.7</text:p>
          </table:table-cell>
          <table:table-cell table:style-name="ce46" office:value-type="float" office:value="93.6">
            <text:p>93.6</text:p>
          </table:table-cell>
          <table:table-cell table:style-name="ce50" office:value-type="float" office:value="100.6">
            <text:p>100.6</text:p>
          </table:table-cell>
          <table:table-cell table:style-name="ce56" office:value-type="float" office:value="107.7">
            <text:p>107.7</text:p>
          </table:table-cell>
        </table:table-row>
        <table:table-row table:style-name="ro2">
          <table:table-cell table:style-name="ce9" office:value-type="float" office:value="0.5">
            <text:p>0.5</text:p>
          </table:table-cell>
          <table:table-cell office:value-type="float" office:value="562.3">
            <text:p>562.3</text:p>
          </table:table-cell>
          <table:table-cell office:value-type="float" office:value="607.7">
            <text:p>607.7</text:p>
          </table:table-cell>
          <table:table-cell office:value-type="float" office:value="640.7">
            <text:p>640.7</text:p>
          </table:table-cell>
          <table:table-cell office:value-type="float" office:value="663.7">
            <text:p>663.7</text:p>
          </table:table-cell>
          <table:table-cell office:value-type="float" office:value="678">
            <text:p>678.0</text:p>
          </table:table-cell>
          <table:table-cell office:value-type="float" office:value="683.9">
            <text:p>683.9</text:p>
          </table:table-cell>
          <table:table-cell office:value-type="float" office:value="34.2">
            <text:p>34.2</text:p>
          </table:table-cell>
          <table:table-cell office:value-type="float" office:value="38.8">
            <text:p>38.8</text:p>
          </table:table-cell>
          <table:table-cell office:value-type="float" office:value="43.9">
            <text:p>43.9</text:p>
          </table:table-cell>
          <table:table-cell office:value-type="float" office:value="49.3">
            <text:p>49.3</text:p>
          </table:table-cell>
          <table:table-cell office:value-type="float" office:value="52.1">
            <text:p>52.1</text:p>
          </table:table-cell>
          <table:table-cell office:value-type="float" office:value="55">
            <text:p>55.0</text:p>
          </table:table-cell>
          <table:table-cell office:value-type="float" office:value="58">
            <text:p>58.0</text:p>
          </table:table-cell>
          <table:table-cell office:value-type="float" office:value="61">
            <text:p>61.0</text:p>
          </table:table-cell>
          <table:table-cell table:style-name="ce48" office:value-type="float" office:value="64">
            <text:p>64.0</text:p>
          </table:table-cell>
          <table:table-cell table:style-name="ce48" office:value-type="float" office:value="67.2">
            <text:p>67.2</text:p>
          </table:table-cell>
          <table:table-cell table:style-name="ce48" office:value-type="float" office:value="73.6">
            <text:p>73.6</text:p>
          </table:table-cell>
          <table:table-cell office:value-type="float" office:value="80.1">
            <text:p>80.1</text:p>
          </table:table-cell>
          <table:table-cell office:value-type="float" office:value="86.9">
            <text:p>86.9</text:p>
          </table:table-cell>
          <table:table-cell office:value-type="float" office:value="93.8">
            <text:p>93.8</text:p>
          </table:table-cell>
          <table:table-cell office:value-type="float" office:value="100.8">
            <text:p>100.8</text:p>
          </table:table-cell>
          <table:table-cell table:style-name="ce57" office:value-type="float" office:value="107.9">
            <text:p>107.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62.6">
            <text:p>562.6</text:p>
          </table:table-cell>
          <table:table-cell office:value-type="float" office:value="608">
            <text:p>608.0</text:p>
          </table:table-cell>
          <table:table-cell office:value-type="float" office:value="641">
            <text:p>641.0</text:p>
          </table:table-cell>
          <table:table-cell office:value-type="float" office:value="663.9">
            <text:p>663.9</text:p>
          </table:table-cell>
          <table:table-cell office:value-type="float" office:value="678.3">
            <text:p>678.3</text:p>
          </table:table-cell>
          <table:table-cell office:value-type="float" office:value="684.2">
            <text:p>684.2</text:p>
          </table:table-cell>
          <table:table-cell office:value-type="float" office:value="36.1">
            <text:p>36.1</text:p>
          </table:table-cell>
          <table:table-cell office:value-type="float" office:value="39.7">
            <text:p>39.7</text:p>
          </table:table-cell>
          <table:table-cell office:value-type="float" office:value="44.5">
            <text:p>44.5</text:p>
          </table:table-cell>
          <table:table-cell office:value-type="float" office:value="49.8">
            <text:p>49.8</text:p>
          </table:table-cell>
          <table:table-cell office:value-type="float" office:value="52.6">
            <text:p>52.6</text:p>
          </table:table-cell>
          <table:table-cell table:style-name="ce43" office:value-type="float" office:value="55.4">
            <text:p>55.4</text:p>
          </table:table-cell>
          <table:table-cell table:style-name="ce48" office:value-type="float" office:value="58.4">
            <text:p>58.4</text:p>
          </table:table-cell>
          <table:table-cell table:style-name="ce48" office:value-type="float" office:value="61.4">
            <text:p>61.4</text:p>
          </table:table-cell>
          <table:table-cell table:style-name="ce48" office:value-type="float" office:value="64.4">
            <text:p>64.4</text:p>
          </table:table-cell>
          <table:table-cell table:style-name="ce48" office:value-type="float" office:value="67.5">
            <text:p>67.5</text:p>
          </table:table-cell>
          <table:table-cell table:style-name="ce48" office:value-type="float" office:value="73.9">
            <text:p>73.9</text:p>
          </table:table-cell>
          <table:table-cell table:style-name="ce48" office:value-type="float" office:value="80.4">
            <text:p>80.4</text:p>
          </table:table-cell>
          <table:table-cell office:value-type="float" office:value="87.2">
            <text:p>87.2</text:p>
          </table:table-cell>
          <table:table-cell office:value-type="float" office:value="94">
            <text:p>94.0</text:p>
          </table:table-cell>
          <table:table-cell office:value-type="float" office:value="101">
            <text:p>101.0</text:p>
          </table:table-cell>
          <table:table-cell office:value-type="float" office:value="108.2">
            <text:p>108.2</text:p>
          </table:table-cell>
        </table:table-row>
        <table:table-row table:style-name="ro2">
          <table:table-cell table:style-name="ce9" office:value-type="float" office:value="2.5">
            <text:p>2.5</text:p>
          </table:table-cell>
          <table:table-cell office:value-type="float" office:value="563.4">
            <text:p>563.4</text:p>
          </table:table-cell>
          <table:table-cell office:value-type="float" office:value="608.8">
            <text:p>608.8</text:p>
          </table:table-cell>
          <table:table-cell office:value-type="float" office:value="641.7">
            <text:p>641.7</text:p>
          </table:table-cell>
          <table:table-cell office:value-type="float" office:value="664.7">
            <text:p>664.7</text:p>
          </table:table-cell>
          <table:table-cell office:value-type="float" office:value="679.1">
            <text:p>679.1</text:p>
          </table:table-cell>
          <table:table-cell office:value-type="float" office:value="685.2">
            <text:p>685.2</text:p>
          </table:table-cell>
          <table:table-cell office:value-type="float" office:value="664.2">
            <text:p>664.2</text:p>
          </table:table-cell>
          <table:table-cell office:value-type="float" office:value="43.9">
            <text:p>43.9</text:p>
          </table:table-cell>
          <table:table-cell office:value-type="float" office:value="46.8">
            <text:p>46.8</text:p>
          </table:table-cell>
          <table:table-cell office:value-type="float" office:value="51.5">
            <text:p>51.5</text:p>
          </table:table-cell>
          <table:table-cell office:value-type="float" office:value="54.1">
            <text:p>54.1</text:p>
          </table:table-cell>
          <table:table-cell office:value-type="float" office:value="56.8">
            <text:p>56.8</text:p>
          </table:table-cell>
          <table:table-cell table:style-name="ce48" office:value-type="float" office:value="59.6">
            <text:p>59.6</text:p>
          </table:table-cell>
          <table:table-cell table:style-name="ce48" office:value-type="float" office:value="62.5">
            <text:p>62.5</text:p>
          </table:table-cell>
          <table:table-cell table:style-name="ce48" office:value-type="float" office:value="65.5">
            <text:p>65.5</text:p>
          </table:table-cell>
          <table:table-cell table:style-name="ce48" office:value-type="float" office:value="68.6">
            <text:p>68.6</text:p>
          </table:table-cell>
          <table:table-cell table:style-name="ce48" office:value-type="float" office:value="74.9">
            <text:p>74.9</text:p>
          </table:table-cell>
          <table:table-cell table:style-name="ce48" office:value-type="float" office:value="81.4">
            <text:p>81.4</text:p>
          </table:table-cell>
          <table:table-cell table:style-name="ce48" office:value-type="float" office:value="88">
            <text:p>88.0</text:p>
          </table:table-cell>
          <table:table-cell table:style-name="ce48" office:value-type="float" office:value="94.9">
            <text:p>94.9</text:p>
          </table:table-cell>
          <table:table-cell office:value-type="float" office:value="101.8">
            <text:p>101.8</text:p>
          </table:table-cell>
          <table:table-cell table:style-name="ce57" office:value-type="float" office:value="108.9">
            <text:p>108.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64.9">
            <text:p>564.9</text:p>
          </table:table-cell>
          <table:table-cell office:value-type="float" office:value="610.1">
            <text:p>610.1</text:p>
          </table:table-cell>
          <table:table-cell office:value-type="float" office:value="643">
            <text:p>643.0</text:p>
          </table:table-cell>
          <table:table-cell office:value-type="float" office:value="666">
            <text:p>666.0</text:p>
          </table:table-cell>
          <table:table-cell office:value-type="float" office:value="680.5">
            <text:p>680.5</text:p>
          </table:table-cell>
          <table:table-cell office:value-type="float" office:value="686.9">
            <text:p>686.9</text:p>
          </table:table-cell>
          <table:table-cell office:value-type="float" office:value="666.4">
            <text:p>666.4</text:p>
          </table:table-cell>
          <table:table-cell office:value-type="float" office:value="619.1">
            <text:p>619.1</text:p>
          </table:table-cell>
          <table:table-cell office:value-type="float" office:value="53">
            <text:p>53.0</text:p>
          </table:table-cell>
          <table:table-cell table:style-name="ce37" office:value-type="float" office:value="552">
            <text:p>552</text:p>
          </table:table-cell>
          <table:table-cell office:value-type="float" office:value="57.1">
            <text:p>57.1</text:p>
          </table:table-cell>
          <table:table-cell table:style-name="ce43" office:value-type="float" office:value="59.5">
            <text:p>59.5</text:p>
          </table:table-cell>
          <table:table-cell office:value-type="float" office:value="62.1">
            <text:p>62.1</text:p>
          </table:table-cell>
          <table:table-cell office:value-type="float" office:value="64.8">
            <text:p>64.8</text:p>
          </table:table-cell>
          <table:table-cell office:value-type="float" office:value="67.6">
            <text:p>67.6</text:p>
          </table:table-cell>
          <table:table-cell office:value-type="float" office:value="70.6">
            <text:p>70.6</text:p>
          </table:table-cell>
          <table:table-cell office:value-type="float" office:value="76.7">
            <text:p>76.7</text:p>
          </table:table-cell>
          <table:table-cell office:value-type="float" office:value="83">
            <text:p>83.0</text:p>
          </table:table-cell>
          <table:table-cell office:value-type="float" office:value="89.6">
            <text:p>89.6</text:p>
          </table:table-cell>
          <table:table-cell office:value-type="float" office:value="96.3">
            <text:p>96.3</text:p>
          </table:table-cell>
          <table:table-cell office:value-type="float" office:value="103.2">
            <text:p>103.2</text:p>
          </table:table-cell>
          <table:table-cell office:value-type="float" office:value="110.2">
            <text:p>110.2</text:p>
          </table:table-cell>
        </table:table-row>
        <table:table-row table:style-name="ro2">
          <table:table-cell table:style-name="ce9" office:value-type="float" office:value="7.5">
            <text:p>7.5</text:p>
          </table:table-cell>
          <table:table-cell office:value-type="float" office:value="566.4">
            <text:p>566.4</text:p>
          </table:table-cell>
          <table:table-cell office:value-type="float" office:value="611.4">
            <text:p>611.4</text:p>
          </table:table-cell>
          <table:table-cell office:value-type="float" office:value="644.3">
            <text:p>644.3</text:p>
          </table:table-cell>
          <table:table-cell office:value-type="float" office:value="667.4">
            <text:p>667.4</text:p>
          </table:table-cell>
          <table:table-cell office:value-type="float" office:value="681.9">
            <text:p>681.9</text:p>
          </table:table-cell>
          <table:table-cell office:value-type="float" office:value="688.5">
            <text:p>688.5</text:p>
          </table:table-cell>
          <table:table-cell office:value-type="float" office:value="668.6">
            <text:p>668.6</text:p>
          </table:table-cell>
          <table:table-cell office:value-type="float" office:value="622.3">
            <text:p>622.3</text:p>
          </table:table-cell>
          <table:table-cell office:value-type="float" office:value="64">
            <text:p>64.0</text:p>
          </table:table-cell>
          <table:table-cell office:value-type="float" office:value="60.6">
            <text:p>60.6</text:p>
          </table:table-cell>
          <table:table-cell office:value-type="float" office:value="61.1">
            <text:p>61.1</text:p>
          </table:table-cell>
          <table:table-cell office:value-type="float" office:value="62.9">
            <text:p>62.9</text:p>
          </table:table-cell>
          <table:table-cell office:value-type="float" office:value="65.1">
            <text:p>65.1</text:p>
          </table:table-cell>
          <table:table-cell office:value-type="float" office:value="67.5">
            <text:p>67.5</text:p>
          </table:table-cell>
          <table:table-cell office:value-type="float" office:value="70.1">
            <text:p>70.1</text:p>
          </table:table-cell>
          <table:table-cell office:value-type="float" office:value="72.8">
            <text:p>72.8</text:p>
          </table:table-cell>
          <table:table-cell office:value-type="float" office:value="78.7">
            <text:p>78.7</text:p>
          </table:table-cell>
          <table:table-cell office:value-type="float" office:value="84.8">
            <text:p>84.8</text:p>
          </table:table-cell>
          <table:table-cell office:value-type="float" office:value="91.2">
            <text:p>91.2</text:p>
          </table:table-cell>
          <table:table-cell office:value-type="float" office:value="97.8">
            <text:p>97.8</text:p>
          </table:table-cell>
          <table:table-cell office:value-type="float" office:value="104.6">
            <text:p>104.6</text:p>
          </table:table-cell>
          <table:table-cell office:value-type="float" office:value="111.5">
            <text:p>111.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67.8">
            <text:p>567.8</text:p>
          </table:table-cell>
          <table:table-cell office:value-type="float" office:value="612.7">
            <text:p>612.7</text:p>
          </table:table-cell>
          <table:table-cell office:value-type="float" office:value="645.6">
            <text:p>645.6</text:p>
          </table:table-cell>
          <table:table-cell office:value-type="float" office:value="668.6">
            <text:p>668.6</text:p>
          </table:table-cell>
          <table:table-cell office:value-type="float" office:value="683.2">
            <text:p>683.2</text:p>
          </table:table-cell>
          <table:table-cell office:value-type="float" office:value="690.2">
            <text:p>690.2</text:p>
          </table:table-cell>
          <table:table-cell table:style-name="ce33" office:value-type="string">
            <text:p>670.7.</text:p>
          </table:table-cell>
          <table:table-cell office:value-type="float" office:value="625.5">
            <text:p>625.5</text:p>
          </table:table-cell>
          <table:table-cell office:value-type="float" office:value="548.1">
            <text:p>548.1</text:p>
          </table:table-cell>
          <table:table-cell office:value-type="float" office:value="68.5">
            <text:p>68.5</text:p>
          </table:table-cell>
          <table:table-cell office:value-type="float" office:value="66.4">
            <text:p>66.4</text:p>
          </table:table-cell>
          <table:table-cell office:value-type="float" office:value="67.2">
            <text:p>67.2</text:p>
          </table:table-cell>
          <table:table-cell office:value-type="float" office:value="68.6">
            <text:p>68.6</text:p>
          </table:table-cell>
          <table:table-cell office:value-type="float" office:value="70.6">
            <text:p>70.6</text:p>
          </table:table-cell>
          <table:table-cell office:value-type="float" office:value="72.8">
            <text:p>72.8</text:p>
          </table:table-cell>
          <table:table-cell office:value-type="float" office:value="75.3">
            <text:p>75.3</text:p>
          </table:table-cell>
          <table:table-cell office:value-type="float" office:value="80.8">
            <text:p>80.8</text:p>
          </table:table-cell>
          <table:table-cell office:value-type="float" office:value="86.8">
            <text:p>86.8</text:p>
          </table:table-cell>
          <table:table-cell office:value-type="float" office:value="93">
            <text:p>93.0</text:p>
          </table:table-cell>
          <table:table-cell office:value-type="float" office:value="99.5">
            <text:p>99.5</text:p>
          </table:table-cell>
          <table:table-cell office:value-type="float" office:value="106.1">
            <text:p>106.1</text:p>
          </table:table-cell>
          <table:table-cell office:value-type="float" office:value="113">
            <text:p>113.0</text:p>
          </table:table-cell>
        </table:table-row>
        <table:table-row table:style-name="ro2">
          <table:table-cell table:style-name="ce9" office:value-type="float" office:value="12.5">
            <text:p>12.5</text:p>
          </table:table-cell>
          <table:table-cell office:value-type="float" office:value="569.3">
            <text:p>569.3</text:p>
          </table:table-cell>
          <table:table-cell office:value-type="float" office:value="614.1">
            <text:p>614.1</text:p>
          </table:table-cell>
          <table:table-cell office:value-type="float" office:value="646.9">
            <text:p>646.9</text:p>
          </table:table-cell>
          <table:table-cell office:value-type="float" office:value="669.9">
            <text:p>669.9</text:p>
          </table:table-cell>
          <table:table-cell office:value-type="float" office:value="684.6">
            <text:p>684.6</text:p>
          </table:table-cell>
          <table:table-cell office:value-type="float" office:value="691.8">
            <text:p>691.8</text:p>
          </table:table-cell>
          <table:table-cell office:value-type="float" office:value="672.8">
            <text:p>672.8</text:p>
          </table:table-cell>
          <table:table-cell office:value-type="float" office:value="628.5">
            <text:p>628.5</text:p>
          </table:table-cell>
          <table:table-cell office:value-type="float" office:value="553.6">
            <text:p>553.6</text:p>
          </table:table-cell>
          <table:table-cell office:value-type="float" office:value="81.1">
            <text:p>81.1</text:p>
          </table:table-cell>
          <table:table-cell office:value-type="float" office:value="73.7">
            <text:p>73.7</text:p>
          </table:table-cell>
          <table:table-cell office:value-type="float" office:value="72.8">
            <text:p>72.8</text:p>
          </table:table-cell>
          <table:table-cell office:value-type="float" office:value="73">
            <text:p>73.0</text:p>
          </table:table-cell>
          <table:table-cell office:value-type="float" office:value="74.2">
            <text:p>74.2</text:p>
          </table:table-cell>
          <table:table-cell office:value-type="float" office:value="76">
            <text:p>76.0</text:p>
          </table:table-cell>
          <table:table-cell office:value-type="float" office:value="78.2">
            <text:p>78.2</text:p>
          </table:table-cell>
          <table:table-cell office:value-type="float" office:value="83.2">
            <text:p>83.2</text:p>
          </table:table-cell>
          <table:table-cell office:value-type="float" office:value="88.9">
            <text:p>88.9</text:p>
          </table:table-cell>
          <table:table-cell office:value-type="float" office:value="94.9">
            <text:p>94.9</text:p>
          </table:table-cell>
          <table:table-cell office:value-type="float" office:value="101.2">
            <text:p>101.2</text:p>
          </table:table-cell>
          <table:table-cell office:value-type="float" office:value="107.7">
            <text:p>107.7</text:p>
          </table:table-cell>
          <table:table-cell table:style-name="ce57" office:value-type="float" office:value="114.4">
            <text:p>114.4</text:p>
          </table:table-cell>
        </table:table-row>
        <table:table-row table:style-name="ro3">
          <table:table-cell table:style-name="ce11" office:value-type="string">
            <text:p>1S</text:p>
          </table:table-cell>
          <table:table-cell office:value-type="float" office:value="570.8">
            <text:p>570.8</text:p>
          </table:table-cell>
          <table:table-cell office:value-type="float" office:value="615.4">
            <text:p>615.4</text:p>
          </table:table-cell>
          <table:table-cell office:value-type="float" office:value="648.1">
            <text:p>648.1</text:p>
          </table:table-cell>
          <table:table-cell office:value-type="float" office:value="671.2">
            <text:p>671.2</text:p>
          </table:table-cell>
          <table:table-cell office:value-type="float" office:value="685.9">
            <text:p>685.9</text:p>
          </table:table-cell>
          <table:table-cell office:value-type="float" office:value="693.4">
            <text:p>693.4</text:p>
          </table:table-cell>
          <table:table-cell office:value-type="float" office:value="674.9">
            <text:p>674.9</text:p>
          </table:table-cell>
          <table:table-cell office:value-type="float" office:value="631.5">
            <text:p>631.5</text:p>
          </table:table-cell>
          <table:table-cell office:value-type="float" office:value="558.7">
            <text:p>558.7</text:p>
          </table:table-cell>
          <table:table-cell office:value-type="float" office:value="104.1">
            <text:p>104.1</text:p>
          </table:table-cell>
          <table:table-cell office:value-type="float" office:value="84.5">
            <text:p>84.5</text:p>
          </table:table-cell>
          <table:table-cell table:style-name="ce43" office:value-type="float" office:value="79.9">
            <text:p>79.9</text:p>
          </table:table-cell>
          <table:table-cell table:style-name="ce48" office:value-type="float" office:value="78.3">
            <text:p>78.3</text:p>
          </table:table-cell>
          <table:table-cell table:style-name="ce48" office:value-type="float" office:value="78.5">
            <text:p>78.5</text:p>
          </table:table-cell>
          <table:table-cell table:style-name="ce48" office:value-type="float" office:value="79.7">
            <text:p>79.7</text:p>
          </table:table-cell>
          <table:table-cell table:style-name="ce48" office:value-type="float" office:value="81.4">
            <text:p>81.4</text:p>
          </table:table-cell>
          <table:table-cell table:style-name="ce48" office:value-type="float" office:value="85.8">
            <text:p>85.8</text:p>
          </table:table-cell>
          <table:table-cell table:style-name="ce48" office:value-type="float" office:value="91.1">
            <text:p>91.1</text:p>
          </table:table-cell>
          <table:table-cell table:style-name="ce48" office:value-type="float" office:value="96.9">
            <text:p>96.9</text:p>
          </table:table-cell>
          <table:table-cell office:value-type="float" office:value="103">
            <text:p>103.0</text:p>
          </table:table-cell>
          <table:table-cell office:value-type="float" office:value="109.4">
            <text:p>109.4</text:p>
          </table:table-cell>
          <table:table-cell office:value-type="float" office:value="116">
            <text:p>116.0</text:p>
          </table:table-cell>
        </table:table-row>
        <table:table-row table:style-name="ro2">
          <table:table-cell table:style-name="ce9" office:value-type="float" office:value="17.5">
            <text:p>17.5</text:p>
          </table:table-cell>
          <table:table-cell office:value-type="float" office:value="572.2">
            <text:p>572.2</text:p>
          </table:table-cell>
          <table:table-cell office:value-type="float" office:value="616.7">
            <text:p>616.7</text:p>
          </table:table-cell>
          <table:table-cell office:value-type="float" office:value="649.4">
            <text:p>649.4</text:p>
          </table:table-cell>
          <table:table-cell office:value-type="float" office:value="672.5">
            <text:p>672.5</text:p>
          </table:table-cell>
          <table:table-cell office:value-type="float" office:value="687.3">
            <text:p>687.3</text:p>
          </table:table-cell>
          <table:table-cell office:value-type="float" office:value="695">
            <text:p>695.0</text:p>
          </table:table-cell>
          <table:table-cell office:value-type="float" office:value="676.9">
            <text:p>676.9</text:p>
          </table:table-cell>
          <table:table-cell office:value-type="float" office:value="634.4">
            <text:p>634.4</text:p>
          </table:table-cell>
          <table:table-cell office:value-type="float" office:value="563.6">
            <text:p>563.6</text:p>
          </table:table-cell>
          <table:table-cell office:value-type="float" office:value="441.9">
            <text:p>441.9</text:p>
          </table:table-cell>
          <table:table-cell office:value-type="float" office:value="103.1">
            <text:p>103.1</text:p>
          </table:table-cell>
          <table:table-cell table:style-name="ce43" office:value-type="float" office:value="89.6">
            <text:p>89.6</text:p>
          </table:table-cell>
          <table:table-cell table:style-name="ce48" office:value-type="float" office:value="84.9">
            <text:p>84.9</text:p>
          </table:table-cell>
          <table:table-cell table:style-name="ce48" office:value-type="float" office:value="83.6">
            <text:p>83.6</text:p>
          </table:table-cell>
          <table:table-cell table:style-name="ce48" office:value-type="float" office:value="83.9">
            <text:p>83.9</text:p>
          </table:table-cell>
          <table:table-cell table:style-name="ce48" office:value-type="float" office:value="85">
            <text:p>85.0</text:p>
          </table:table-cell>
          <table:table-cell table:style-name="ce48" office:value-type="float" office:value="88.7">
            <text:p>88.7</text:p>
          </table:table-cell>
          <table:table-cell table:style-name="ce48" office:value-type="float" office:value="93.6">
            <text:p>93.6</text:p>
          </table:table-cell>
          <table:table-cell table:style-name="ce48" office:value-type="float" office:value="99.1">
            <text:p>99.1</text:p>
          </table:table-cell>
          <table:table-cell office:value-type="float" office:value="105">
            <text:p>105.0</text:p>
          </table:table-cell>
          <table:table-cell office:value-type="float" office:value="111.2">
            <text:p>111.2</text:p>
          </table:table-cell>
          <table:table-cell office:value-type="float" office:value="117.6">
            <text:p>117.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.6">
            <text:p>573.6</text:p>
          </table:table-cell>
          <table:table-cell office:value-type="float" office:value="617.9">
            <text:p>617.9</text:p>
          </table:table-cell>
          <table:table-cell office:value-type="float" office:value="650.6">
            <text:p>650.6</text:p>
          </table:table-cell>
          <table:table-cell office:value-type="float" office:value="673.8">
            <text:p>673.8</text:p>
          </table:table-cell>
          <table:table-cell office:value-type="float" office:value="688.6">
            <text:p>688.6</text:p>
          </table:table-cell>
          <table:table-cell office:value-type="float" office:value="696.5">
            <text:p>696.5</text:p>
          </table:table-cell>
          <table:table-cell office:value-type="float" office:value="678.9">
            <text:p>678.9</text:p>
          </table:table-cell>
          <table:table-cell office:value-type="float" office:value="637.2">
            <text:p>637.2</text:p>
          </table:table-cell>
          <table:table-cell office:value-type="float" office:value="568.3">
            <text:p>568.3</text:p>
          </table:table-cell>
          <table:table-cell office:value-type="float" office:value="454.1">
            <text:p>454.1</text:p>
          </table:table-cell>
          <table:table-cell office:value-type="float" office:value="145.2">
            <text:p>145.2</text:p>
          </table:table-cell>
          <table:table-cell office:value-type="float" office:value="103.4">
            <text:p>103.4</text:p>
          </table:table-cell>
          <table:table-cell office:value-type="float" office:value="93.4">
            <text:p>93.4</text:p>
          </table:table-cell>
          <table:table-cell office:value-type="float" office:value="89.8">
            <text:p>89.8</text:p>
          </table:table-cell>
          <table:table-cell office:value-type="float" office:value="88.8">
            <text:p>88.8</text:p>
          </table:table-cell>
          <table:table-cell office:value-type="float" office:value="89.1">
            <text:p>89.1</text:p>
          </table:table-cell>
          <table:table-cell office:value-type="float" office:value="91.9">
            <text:p>91.9</text:p>
          </table:table-cell>
          <table:table-cell office:value-type="float" office:value="96.2">
            <text:p>96.2</text:p>
          </table:table-cell>
          <table:table-cell office:value-type="float" office:value="101.4">
            <text:p>101.4</text:p>
          </table:table-cell>
          <table:table-cell office:value-type="float" office:value="107">
            <text:p>107.0</text:p>
          </table:table-cell>
          <table:table-cell office:value-type="float" office:value="113">
            <text:p>113.0</text:p>
          </table:table-cell>
          <table:table-cell office:value-type="float" office:value="114.3">
            <text:p>114.3</text:p>
          </table:table-cell>
        </table:table-row>
        <table:table-row table:style-name="ro2">
          <table:table-cell table:style-name="ce9" office:value-type="float" office:value="22.5">
            <text:p>22.5</text:p>
          </table:table-cell>
          <table:table-cell office:value-type="float" office:value="575.1">
            <text:p>575.1</text:p>
          </table:table-cell>
          <table:table-cell office:value-type="float" office:value="619.2">
            <text:p>619.2</text:p>
          </table:table-cell>
          <table:table-cell office:value-type="float" office:value="651.9">
            <text:p>651.9</text:p>
          </table:table-cell>
          <table:table-cell office:value-type="float" office:value="675">
            <text:p>675.0</text:p>
          </table:table-cell>
          <table:table-cell office:value-type="float" office:value="689.9">
            <text:p>689.9</text:p>
          </table:table-cell>
          <table:table-cell office:value-type="float" office:value="698.1">
            <text:p>698.1</text:p>
          </table:table-cell>
          <table:table-cell office:value-type="float" office:value="680.9">
            <text:p>680.9</text:p>
          </table:table-cell>
          <table:table-cell office:value-type="float" office:value="640">
            <text:p>640.0</text:p>
          </table:table-cell>
          <table:table-cell office:value-type="float" office:value="572.9">
            <text:p>572.9</text:p>
          </table:table-cell>
          <table:table-cell office:value-type="float" office:value="464.7">
            <text:p>464.7</text:p>
          </table:table-cell>
          <table:table-cell office:value-type="float" office:value="477.1">
            <text:p>477.1</text:p>
          </table:table-cell>
          <table:table-cell office:value-type="float" office:value="124.2">
            <text:p>124.2</text:p>
          </table:table-cell>
          <table:table-cell table:style-name="ce48" office:value-type="float" office:value="104.3">
            <text:p>104.3</text:p>
          </table:table-cell>
          <table:table-cell table:style-name="ce48" office:value-type="float" office:value="97.2">
            <text:p>97.2</text:p>
          </table:table-cell>
          <table:table-cell table:style-name="ce48" office:value-type="float" office:value="94.4">
            <text:p>94.4</text:p>
          </table:table-cell>
          <table:table-cell table:style-name="ce48" office:value-type="float" office:value="93.7">
            <text:p>93.7</text:p>
          </table:table-cell>
          <table:table-cell table:style-name="ce48" office:value-type="float" office:value="95.4">
            <text:p>95.4</text:p>
          </table:table-cell>
          <table:table-cell table:style-name="ce48" office:value-type="float" office:value="99.1">
            <text:p>99.1</text:p>
          </table:table-cell>
          <table:table-cell table:style-name="ce48" office:value-type="float" office:value="103.8">
            <text:p>103.8</text:p>
          </table:table-cell>
          <table:table-cell office:value-type="float" office:value="109.2">
            <text:p>109.2</text:p>
          </table:table-cell>
          <table:table-cell office:value-type="float" office:value="115">
            <text:p>115.0</text:p>
          </table:table-cell>
          <table:table-cell office:value-type="float" office:value="121.1">
            <text:p>121.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76.5">
            <text:p>576.5</text:p>
          </table:table-cell>
          <table:table-cell office:value-type="float" office:value="620.5">
            <text:p>620.5</text:p>
          </table:table-cell>
          <table:table-cell office:value-type="float" office:value="653.1">
            <text:p>653.1</text:p>
          </table:table-cell>
          <table:table-cell office:value-type="float" office:value="676.3">
            <text:p>676.3</text:p>
          </table:table-cell>
          <table:table-cell office:value-type="float" office:value="691.2">
            <text:p>691.2</text:p>
          </table:table-cell>
          <table:table-cell office:value-type="float" office:value="699.6">
            <text:p>699.6</text:p>
          </table:table-cell>
          <table:table-cell office:value-type="float" office:value="682.9">
            <text:p>682.9</text:p>
          </table:table-cell>
          <table:table-cell office:value-type="float" office:value="642.7">
            <text:p>642.7</text:p>
          </table:table-cell>
          <table:table-cell office:value-type="float" office:value="577.2">
            <text:p>577.2</text:p>
          </table:table-cell>
          <table:table-cell office:value-type="float" office:value="474.1">
            <text:p>474.1</text:p>
          </table:table-cell>
          <table:table-cell office:value-type="float" office:value="386.9">
            <text:p>386.9</text:p>
          </table:table-cell>
          <table:table-cell office:value-type="float" office:value="160">
            <text:p>160.0</text:p>
          </table:table-cell>
          <table:table-cell office:value-type="float" office:value="118.9">
            <text:p>118.9</text:p>
          </table:table-cell>
          <table:table-cell office:value-type="float" office:value="106.3">
            <text:p>106.3</text:p>
          </table:table-cell>
          <table:table-cell office:value-type="float" office:value="101.1">
            <text:p>101.1</text:p>
          </table:table-cell>
          <table:table-cell office:value-type="float" office:value="99">
            <text:p>99.0</text:p>
          </table:table-cell>
          <table:table-cell office:value-type="float" office:value="99.2">
            <text:p>99.2</text:p>
          </table:table-cell>
          <table:table-cell office:value-type="float" office:value="102.1">
            <text:p>102.1</text:p>
          </table:table-cell>
          <table:table-cell office:value-type="float" office:value="106.4">
            <text:p>106.4</text:p>
          </table:table-cell>
          <table:table-cell office:value-type="float" office:value="111.5">
            <text:p>111.5</text:p>
          </table:table-cell>
          <table:table-cell office:value-type="float" office:value="117">
            <text:p>117.0</text:p>
          </table:table-cell>
          <table:table-cell office:value-type="float" office:value="123">
            <text:p>123.0</text:p>
          </table:table-cell>
        </table:table-row>
        <table:table-row table:style-name="ro2">
          <table:table-cell table:style-name="ce9" office:value-type="float" office:value="27.5">
            <text:p>27.5</text:p>
          </table:table-cell>
          <table:table-cell office:value-type="float" office:value="577.9">
            <text:p>577.9</text:p>
          </table:table-cell>
          <table:table-cell office:value-type="float" office:value="621.8">
            <text:p>621.8</text:p>
          </table:table-cell>
          <table:table-cell office:value-type="float" office:value="654.4">
            <text:p>654.4</text:p>
          </table:table-cell>
          <table:table-cell office:value-type="float" office:value="677.5">
            <text:p>677.5</text:p>
          </table:table-cell>
          <table:table-cell office:value-type="float" office:value="692.5">
            <text:p>692.5</text:p>
          </table:table-cell>
          <table:table-cell office:value-type="float" office:value="701.2">
            <text:p>701.2</text:p>
          </table:table-cell>
          <table:table-cell office:value-type="float" office:value="684.8">
            <text:p>684.8</text:p>
          </table:table-cell>
          <table:table-cell office:value-type="float" office:value="645.4">
            <text:p>645.4</text:p>
          </table:table-cell>
          <table:table-cell office:value-type="float" office:value="581.4">
            <text:p>581.4</text:p>
          </table:table-cell>
          <table:table-cell office:value-type="float" office:value="482.7">
            <text:p>482.7</text:p>
          </table:table-cell>
          <table:table-cell office:value-type="float" office:value="405.8">
            <text:p>405.8</text:p>
          </table:table-cell>
          <table:table-cell office:value-type="float" office:value="232.4">
            <text:p>232.4</text:p>
          </table:table-cell>
          <table:table-cell office:value-type="float" office:value="138.9">
            <text:p>138.9</text:p>
          </table:table-cell>
          <table:table-cell office:value-type="float" office:value="117.5">
            <text:p>117.5</text:p>
          </table:table-cell>
          <table:table-cell office:value-type="float" office:value="108.9">
            <text:p>108.9</text:p>
          </table:table-cell>
          <table:table-cell office:value-type="float" office:value="105">
            <text:p>105.0</text:p>
          </table:table-cell>
          <table:table-cell office:value-type="float" office:value="103.4">
            <text:p>103.4</text:p>
          </table:table-cell>
          <table:table-cell office:value-type="float" office:value="105.4">
            <text:p>105.4</text:p>
          </table:table-cell>
          <table:table-cell office:value-type="float" office:value="109.2">
            <text:p>109.2</text:p>
          </table:table-cell>
          <table:table-cell office:value-type="float" office:value="113.9">
            <text:p>113.9</text:p>
          </table:table-cell>
          <table:table-cell office:value-type="float" office:value="119.2">
            <text:p>119.2</text:p>
          </table:table-cell>
          <table:table-cell office:value-type="float" office:value="124.9">
            <text:p>124.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79.3">
            <text:p>579.3</text:p>
          </table:table-cell>
          <table:table-cell office:value-type="float" office:value="623.1">
            <text:p>623.1</text:p>
          </table:table-cell>
          <table:table-cell office:value-type="float" office:value="655.6">
            <text:p>655.6</text:p>
          </table:table-cell>
          <table:table-cell office:value-type="float" office:value="678.8">
            <text:p>678.8</text:p>
          </table:table-cell>
          <table:table-cell office:value-type="float" office:value="693.8">
            <text:p>693.8</text:p>
          </table:table-cell>
          <table:table-cell office:value-type="float" office:value="702.7">
            <text:p>702.7</text:p>
          </table:table-cell>
          <table:table-cell office:value-type="float" office:value="686.7">
            <text:p>686.7</text:p>
          </table:table-cell>
          <table:table-cell office:value-type="float" office:value="648">
            <text:p>648.0</text:p>
          </table:table-cell>
          <table:table-cell office:value-type="float" office:value="585.5">
            <text:p>585.5</text:p>
          </table:table-cell>
          <table:table-cell office:value-type="float" office:value="490.6">
            <text:p>490.6</text:p>
          </table:table-cell>
          <table:table-cell office:value-type="float" office:value="420.6">
            <text:p>420.6</text:p>
          </table:table-cell>
          <table:table-cell office:value-type="float" office:value="328.1">
            <text:p>328.1</text:p>
          </table:table-cell>
          <table:table-cell office:value-type="float" office:value="167.3">
            <text:p>167.3</text:p>
          </table:table-cell>
          <table:table-cell office:value-type="float" office:value="131.5">
            <text:p>131.5</text:p>
          </table:table-cell>
          <table:table-cell office:value-type="float" office:value="118">
            <text:p>118.0</text:p>
          </table:table-cell>
          <table:table-cell office:value-type="float" office:value="111.9">
            <text:p>111.9</text:p>
          </table:table-cell>
          <table:table-cell office:value-type="float" office:value="108">
            <text:p>108.0</text:p>
          </table:table-cell>
          <table:table-cell office:value-type="float" office:value="109">
            <text:p>109.0</text:p>
          </table:table-cell>
          <table:table-cell office:value-type="float" office:value="112.1">
            <text:p>112.1</text:p>
          </table:table-cell>
          <table:table-cell office:value-type="float" office:value="116.4">
            <text:p>116.4</text:p>
          </table:table-cell>
          <table:table-cell office:value-type="float" office:value="121.4">
            <text:p>121.4</text:p>
          </table:table-cell>
          <table:table-cell office:value-type="float" office:value="126.9">
            <text:p>126.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82.1">
            <text:p>582.1</text:p>
          </table:table-cell>
          <table:table-cell office:value-type="float" office:value="625.6">
            <text:p>625.6</text:p>
          </table:table-cell>
          <table:table-cell office:value-type="float" office:value="658">
            <text:p>658.0</text:p>
          </table:table-cell>
          <table:table-cell office:value-type="float" office:value="681.3">
            <text:p>681.3</text:p>
          </table:table-cell>
          <table:table-cell office:value-type="float" office:value="696.4">
            <text:p>696.4</text:p>
          </table:table-cell>
          <table:table-cell office:value-type="float" office:value="705.7">
            <text:p>705.7</text:p>
          </table:table-cell>
          <table:table-cell office:value-type="float" office:value="690.5">
            <text:p>690.5</text:p>
          </table:table-cell>
          <table:table-cell office:value-type="float" office:value="653.2">
            <text:p>653.2</text:p>
          </table:table-cell>
          <table:table-cell office:value-type="float" office:value="593.2">
            <text:p>593.2</text:p>
          </table:table-cell>
          <table:table-cell office:value-type="float" office:value="504.7">
            <text:p>504.7</text:p>
          </table:table-cell>
          <table:table-cell office:value-type="float" office:value="443.9">
            <text:p>443.9</text:p>
          </table:table-cell>
          <table:table-cell office:value-type="float" office:value="373">
            <text:p>373.0</text:p>
          </table:table-cell>
          <table:table-cell office:value-type="float" office:value="253.6">
            <text:p>253.6</text:p>
          </table:table-cell>
          <table:table-cell office:value-type="float" office:value="170.8">
            <text:p>170.8</text:p>
          </table:table-cell>
          <table:table-cell office:value-type="float" office:value="141.6">
            <text:p>141.6</text:p>
          </table:table-cell>
          <table:table-cell office:value-type="float" office:value="128.5">
            <text:p>128.5</text:p>
          </table:table-cell>
          <table:table-cell office:value-type="float" office:value="118.6">
            <text:p>118.6</text:p>
          </table:table-cell>
          <table:table-cell office:value-type="float" office:value="116.9">
            <text:p>116.9</text:p>
          </table:table-cell>
          <table:table-cell office:value-type="float" office:value="118.5">
            <text:p>118.5</text:p>
          </table:table-cell>
          <table:table-cell office:value-type="float" office:value="121.8">
            <text:p>121.8</text:p>
          </table:table-cell>
          <table:table-cell office:value-type="float" office:value="126.2">
            <text:p>126.2</text:p>
          </table:table-cell>
          <table:table-cell office:value-type="float" office:value="131.2">
            <text:p>131.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84.9">
            <text:p>584.9</text:p>
          </table:table-cell>
          <table:table-cell office:value-type="float" office:value="628.1">
            <text:p>628.1</text:p>
          </table:table-cell>
          <table:table-cell office:value-type="float" office:value="660.4">
            <text:p>660.4</text:p>
          </table:table-cell>
          <table:table-cell office:value-type="float" office:value="683.7">
            <text:p>683.7</text:p>
          </table:table-cell>
          <table:table-cell office:value-type="float" office:value="699">
            <text:p>699.0</text:p>
          </table:table-cell>
          <table:table-cell office:value-type="float" office:value="708.6">
            <text:p>708.6</text:p>
          </table:table-cell>
          <table:table-cell office:value-type="float" office:value="644.2">
            <text:p>644.2</text:p>
          </table:table-cell>
          <table:table-cell office:value-type="float" office:value="658.1">
            <text:p>658.1</text:p>
          </table:table-cell>
          <table:table-cell office:value-type="float" office:value="600.5">
            <text:p>600.5</text:p>
          </table:table-cell>
          <table:table-cell office:value-type="float" office:value="517.3">
            <text:p>517.3</text:p>
          </table:table-cell>
          <table:table-cell office:value-type="float" office:value="462.4">
            <text:p>462.4</text:p>
          </table:table-cell>
          <table:table-cell office:value-type="float" office:value="398.5">
            <text:p>398.5</text:p>
          </table:table-cell>
          <table:table-cell office:value-type="float" office:value="321.1">
            <text:p>321.1</text:p>
          </table:table-cell>
          <table:table-cell table:style-name="ce51" office:value-type="float" office:value="225">
            <text:p>225.0 </text:p>
          </table:table-cell>
          <table:table-cell table:style-name="ce51" office:value-type="float" office:value="173.2">
            <text:p>173.2 </text:p>
          </table:table-cell>
          <table:table-cell office:value-type="float" office:value="149.7">
            <text:p>149.7</text:p>
          </table:table-cell>
          <table:table-cell office:value-type="float" office:value="131.2">
            <text:p>131.2</text:p>
          </table:table-cell>
          <table:table-cell office:value-type="float" office:value="125.4">
            <text:p>125.4</text:p>
          </table:table-cell>
          <table:table-cell office:value-type="float" office:value="125.7">
            <text:p>125.7</text:p>
          </table:table-cell>
          <table:table-cell office:value-type="float" office:value="127.8">
            <text:p>127.8</text:p>
          </table:table-cell>
          <table:table-cell office:value-type="float" office:value="131.4">
            <text:p>131.4</text:p>
          </table:table-cell>
          <table:table-cell office:value-type="float" office:value="135.8">
            <text:p>135.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87.6">
            <text:p>587.6</text:p>
          </table:table-cell>
          <table:table-cell office:value-type="float" office:value="630.6">
            <text:p>630.6</text:p>
          </table:table-cell>
          <table:table-cell office:value-type="float" office:value="662.8">
            <text:p>662.8</text:p>
          </table:table-cell>
          <table:table-cell office:value-type="float" office:value="686.1">
            <text:p>686.1</text:p>
          </table:table-cell>
          <table:table-cell office:value-type="float" office:value="701.5">
            <text:p>701.5</text:p>
          </table:table-cell>
          <table:table-cell office:value-type="float" office:value="711.6">
            <text:p>711.6</text:p>
          </table:table-cell>
          <table:table-cell office:value-type="float" office:value="697.8">
            <text:p>697.8</text:p>
          </table:table-cell>
          <table:table-cell office:value-type="float" office:value="662.9">
            <text:p>662.9</text:p>
          </table:table-cell>
          <table:table-cell office:value-type="float" office:value="607.4">
            <text:p>607.4</text:p>
          </table:table-cell>
          <table:table-cell office:value-type="float" office:value="528.7">
            <text:p>528.7</text:p>
          </table:table-cell>
          <table:table-cell office:value-type="float" office:value="478.2">
            <text:p>478.2</text:p>
          </table:table-cell>
          <table:table-cell office:value-type="float" office:value="419.9">
            <text:p>419.9</text:p>
          </table:table-cell>
          <table:table-cell office:value-type="float" office:value="354.9">
            <text:p>354.9</text:p>
          </table:table-cell>
          <table:table-cell office:value-type="float" office:value="277.9">
            <text:p>277.9</text:p>
          </table:table-cell>
          <table:table-cell office:value-type="float" office:value="211.9">
            <text:p>211.9</text:p>
          </table:table-cell>
          <table:table-cell office:value-type="float" office:value="175.7">
            <text:p>175.7</text:p>
          </table:table-cell>
          <table:table-cell office:value-type="float" office:value="145.9">
            <text:p>145.9</text:p>
          </table:table-cell>
          <table:table-cell office:value-type="float" office:value="136.2">
            <text:p>136.2</text:p>
          </table:table-cell>
          <table:table-cell office:value-type="float" office:value="133.6">
            <text:p>133.6</text:p>
          </table:table-cell>
          <table:table-cell office:value-type="float" office:value="134.3">
            <text:p>134.3</text:p>
          </table:table-cell>
          <table:table-cell office:value-type="float" office:value="136.9">
            <text:p>136.9</text:p>
          </table:table-cell>
          <table:table-cell office:value-type="float" office:value="140.7">
            <text:p>140.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0.3">
            <text:p>590.3</text:p>
          </table:table-cell>
          <table:table-cell office:value-type="float" office:value="633">
            <text:p>633.0</text:p>
          </table:table-cell>
          <table:table-cell office:value-type="float" office:value="665.2">
            <text:p>665.2</text:p>
          </table:table-cell>
          <table:table-cell office:value-type="float" office:value="688.5">
            <text:p>688.5</text:p>
          </table:table-cell>
          <table:table-cell office:value-type="float" office:value="704">
            <text:p>704.0</text:p>
          </table:table-cell>
          <table:table-cell office:value-type="float" office:value="714.4">
            <text:p>714.4</text:p>
          </table:table-cell>
          <table:table-cell office:value-type="float" office:value="701.3">
            <text:p>701.3</text:p>
          </table:table-cell>
          <table:table-cell office:value-type="float" office:value="667.5">
            <text:p>667.5</text:p>
          </table:table-cell>
          <table:table-cell office:value-type="float" office:value="614">
            <text:p>614.0</text:p>
          </table:table-cell>
          <table:table-cell office:value-type="float" office:value="539.1">
            <text:p>539.1</text:p>
          </table:table-cell>
          <table:table-cell office:value-type="float" office:value="492">
            <text:p>492.0</text:p>
          </table:table-cell>
          <table:table-cell office:value-type="float" office:value="438.3">
            <text:p>438.3</text:p>
          </table:table-cell>
          <table:table-cell office:value-type="float" office:value="379.4">
            <text:p>379.4</text:p>
          </table:table-cell>
          <table:table-cell office:value-type="float" office:value="315.7">
            <text:p>315.7</text:p>
          </table:table-cell>
          <table:table-cell office:value-type="float" office:value="251.3">
            <text:p>251.3</text:p>
          </table:table-cell>
          <table:table-cell office:value-type="float" office:value="205.5">
            <text:p>205.5</text:p>
          </table:table-cell>
          <table:table-cell office:value-type="float" office:value="162.9">
            <text:p>162.9</text:p>
          </table:table-cell>
          <table:table-cell office:value-type="float" office:value="147.7">
            <text:p>147.7</text:p>
          </table:table-cell>
          <table:table-cell office:value-type="float" office:value="142.3">
            <text:p>142.3</text:p>
          </table:table-cell>
          <table:table-cell office:value-type="float" office:value="141.4">
            <text:p>141.4</text:p>
          </table:table-cell>
          <table:table-cell office:value-type="float" office:value="143">
            <text:p>143.0</text:p>
          </table:table-cell>
          <table:table-cell office:value-type="float" office:value="145.9">
            <text:p>145.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93">
            <text:p>593.0</text:p>
          </table:table-cell>
          <table:table-cell office:value-type="float" office:value="635.5">
            <text:p>635.5</text:p>
          </table:table-cell>
          <table:table-cell office:value-type="float" office:value="667.6">
            <text:p>667.6</text:p>
          </table:table-cell>
          <table:table-cell office:value-type="float" office:value="690.9">
            <text:p>690.9</text:p>
          </table:table-cell>
          <table:table-cell office:value-type="float" office:value="706.5">
            <text:p>706.5</text:p>
          </table:table-cell>
          <table:table-cell office:value-type="float" office:value="717.3">
            <text:p>717.3</text:p>
          </table:table-cell>
          <table:table-cell office:value-type="float" office:value="704.8">
            <text:p>704.8</text:p>
          </table:table-cell>
          <table:table-cell office:value-type="float" office:value="672">
            <text:p>672.0</text:p>
          </table:table-cell>
          <table:table-cell office:value-type="float" office:value="620.3">
            <text:p>620.3</text:p>
          </table:table-cell>
          <table:table-cell office:value-type="float" office:value="548.7">
            <text:p>548.7</text:p>
          </table:table-cell>
          <table:table-cell office:value-type="float" office:value="504.4">
            <text:p>504.4</text:p>
          </table:table-cell>
          <table:table-cell office:value-type="float" office:value="454.4">
            <text:p>454.4</text:p>
          </table:table-cell>
          <table:table-cell office:value-type="float" office:value="400">
            <text:p>400.0</text:p>
          </table:table-cell>
          <table:table-cell office:value-type="float" office:value="343.1">
            <text:p>343.1</text:p>
          </table:table-cell>
          <table:table-cell office:value-type="float" office:value="285.4">
            <text:p>285.4</text:p>
          </table:table-cell>
          <table:table-cell office:value-type="float" office:value="236">
            <text:p>236.0</text:p>
          </table:table-cell>
          <table:table-cell office:value-type="float" office:value="181.7">
            <text:p>181.7</text:p>
          </table:table-cell>
          <table:table-cell office:value-type="float" office:value="160.3">
            <text:p>160.3</text:p>
          </table:table-cell>
          <table:table-cell office:value-type="float" office:value="151.8">
            <text:p>151.8</text:p>
          </table:table-cell>
          <table:table-cell office:value-type="float" office:value="149.1">
            <text:p>149.1</text:p>
          </table:table-cell>
          <table:table-cell office:value-type="float" office:value="149.4">
            <text:p>149.4</text:p>
          </table:table-cell>
          <table:table-cell office:value-type="float" office:value="151.5">
            <text:p>151.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95.7">
            <text:p>595.7</text:p>
          </table:table-cell>
          <table:table-cell office:value-type="float" office:value="637.9">
            <text:p>637.9</text:p>
          </table:table-cell>
          <table:table-cell office:value-type="float" office:value="669.9">
            <text:p>669.9</text:p>
          </table:table-cell>
          <table:table-cell office:value-type="float" office:value="693.2">
            <text:p>693.2</text:p>
          </table:table-cell>
          <table:table-cell office:value-type="float" office:value="708.9">
            <text:p>708.9</text:p>
          </table:table-cell>
          <table:table-cell office:value-type="float" office:value="720">
            <text:p>720.0</text:p>
          </table:table-cell>
          <table:table-cell office:value-type="float" office:value="708.1">
            <text:p>708.1</text:p>
          </table:table-cell>
          <table:table-cell office:value-type="float" office:value="676.4">
            <text:p>676.4</text:p>
          </table:table-cell>
          <table:table-cell office:value-type="float" office:value="626.3">
            <text:p>626.3</text:p>
          </table:table-cell>
          <table:table-cell office:value-type="float" office:value="557.7">
            <text:p>557.7</text:p>
          </table:table-cell>
          <table:table-cell office:value-type="float" office:value="515.8">
            <text:p>515.8</text:p>
          </table:table-cell>
          <table:table-cell office:value-type="float" office:value="468.8">
            <text:p>468.8</text:p>
          </table:table-cell>
          <table:table-cell office:value-type="float" office:value="417.9">
            <text:p>417.9</text:p>
          </table:table-cell>
          <table:table-cell office:value-type="float" office:value="365.2">
            <text:p>365.2</text:p>
          </table:table-cell>
          <table:table-cell office:value-type="float" office:value="312.9">
            <text:p>312.9</text:p>
          </table:table-cell>
          <table:table-cell office:value-type="float" office:value="264.6">
            <text:p>264.6</text:p>
          </table:table-cell>
          <table:table-cell office:value-type="float" office:value="201.8">
            <text:p>201.8</text:p>
          </table:table-cell>
          <table:table-cell office:value-type="float" office:value="174.1">
            <text:p>174.1</text:p>
          </table:table-cell>
          <table:table-cell office:value-type="float" office:value="162.1">
            <text:p>162.1</text:p>
          </table:table-cell>
          <table:table-cell office:value-type="float" office:value="157.2">
            <text:p>157.2</text:p>
          </table:table-cell>
          <table:table-cell office:value-type="float" office:value="156.2">
            <text:p>156.2</text:p>
          </table:table-cell>
          <table:table-cell office:value-type="float" office:value="157.4">
            <text:p>157.4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598.3">
            <text:p>598.3</text:p>
          </table:table-cell>
          <table:table-cell office:value-type="float" office:value="640.3">
            <text:p>640.3</text:p>
          </table:table-cell>
          <table:table-cell office:value-type="float" office:value="672.2">
            <text:p>672.2</text:p>
          </table:table-cell>
          <table:table-cell office:value-type="float" office:value="695.6">
            <text:p>695.6</text:p>
          </table:table-cell>
          <table:table-cell office:value-type="float" office:value="711.3">
            <text:p>711.3</text:p>
          </table:table-cell>
          <table:table-cell office:value-type="float" office:value="722.8">
            <text:p>722.8</text:p>
          </table:table-cell>
          <table:table-cell office:value-type="float" office:value="711.5">
            <text:p>711.5</text:p>
          </table:table-cell>
          <table:table-cell office:value-type="float" office:value="680.6">
            <text:p>680.6</text:p>
          </table:table-cell>
          <table:table-cell office:value-type="float" office:value="632.1">
            <text:p>632.1</text:p>
          </table:table-cell>
          <table:table-cell office:value-type="float" office:value="566.1">
            <text:p>566.1</text:p>
          </table:table-cell>
          <table:table-cell office:value-type="float" office:value="526.2">
            <text:p>526.2</text:p>
          </table:table-cell>
          <table:table-cell office:value-type="float" office:value="481.8">
            <text:p>481.8</text:p>
          </table:table-cell>
          <table:table-cell office:value-type="float" office:value="433.9">
            <text:p>433.9</text:p>
          </table:table-cell>
          <table:table-cell office:value-type="float" office:value="384.3">
            <text:p>384.3</text:p>
          </table:table-cell>
          <table:table-cell office:value-type="float" office:value="335.5">
            <text:p>335.5</text:p>
          </table:table-cell>
          <table:table-cell office:value-type="float" office:value="289.8">
            <text:p>289.8</text:p>
          </table:table-cell>
          <table:table-cell office:value-type="float" office:value="222.4">
            <text:p>222.4</text:p>
          </table:table-cell>
          <table:table-cell office:value-type="float" office:value="188.7">
            <text:p>188.7</text:p>
          </table:table-cell>
          <table:table-cell office:value-type="float" office:value="173">
            <text:p>173.0</text:p>
          </table:table-cell>
          <table:table-cell office:value-type="float" office:value="165.9">
            <text:p>165.9</text:p>
          </table:table-cell>
          <table:table-cell office:value-type="float" office:value="163.4">
            <text:p>163.4</text:p>
          </table:table-cell>
          <table:table-cell office:value-type="float" office:value="163.6">
            <text:p>163.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600.9">
            <text:p>600.9</text:p>
          </table:table-cell>
          <table:table-cell office:value-type="float" office:value="642.6">
            <text:p>642.6</text:p>
          </table:table-cell>
          <table:table-cell office:value-type="float" office:value="674.5">
            <text:p>674.5</text:p>
          </table:table-cell>
          <table:table-cell office:value-type="float" office:value="697.9">
            <text:p>697.9</text:p>
          </table:table-cell>
          <table:table-cell office:value-type="float" office:value="713.7">
            <text:p>713.7</text:p>
          </table:table-cell>
          <table:table-cell office:value-type="float" office:value="725.5">
            <text:p>725.5</text:p>
          </table:table-cell>
          <table:table-cell office:value-type="float" office:value="714.7">
            <text:p>714.7</text:p>
          </table:table-cell>
          <table:table-cell office:value-type="float" office:value="684.8">
            <text:p>684.8</text:p>
          </table:table-cell>
          <table:table-cell office:value-type="float" office:value="637.7">
            <text:p>637.7</text:p>
          </table:table-cell>
          <table:table-cell office:value-type="float" office:value="574">
            <text:p>574.0</text:p>
          </table:table-cell>
          <table:table-cell office:value-type="float" office:value="535.9">
            <text:p>535.9</text:p>
          </table:table-cell>
          <table:table-cell office:value-type="float" office:value="493.7">
            <text:p>493.7</text:p>
          </table:table-cell>
          <table:table-cell office:value-type="float" office:value="448.3">
            <text:p>448.3</text:p>
          </table:table-cell>
          <table:table-cell office:value-type="float" office:value="401.3">
            <text:p>401.3</text:p>
          </table:table-cell>
          <table:table-cell office:value-type="float" office:value="355.1">
            <text:p>355.1</text:p>
          </table:table-cell>
          <table:table-cell office:value-type="float" office:value="311.7">
            <text:p>311.7</text:p>
          </table:table-cell>
          <table:table-cell office:value-type="float" office:value="242.7">
            <text:p>242.7</text:p>
          </table:table-cell>
          <table:table-cell office:value-type="float" office:value="203.8">
            <text:p>203.8</text:p>
          </table:table-cell>
          <table:table-cell office:value-type="float" office:value="184.4">
            <text:p>184.4</text:p>
          </table:table-cell>
          <table:table-cell office:value-type="float" office:value="175">
            <text:p>175.0</text:p>
          </table:table-cell>
          <table:table-cell office:value-type="float" office:value="171">
            <text:p>171.0</text:p>
          </table:table-cell>
          <table:table-cell office:value-type="float" office:value="170">
            <text:p>170.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03.5">
            <text:p>603.5</text:p>
          </table:table-cell>
          <table:table-cell office:value-type="float" office:value="645">
            <text:p>645.0</text:p>
          </table:table-cell>
          <table:table-cell office:value-type="float" office:value="676.8">
            <text:p>676.8</text:p>
          </table:table-cell>
          <table:table-cell office:value-type="float" office:value="700.2">
            <text:p>700.2</text:p>
          </table:table-cell>
          <table:table-cell office:value-type="float" office:value="716">
            <text:p>716.0</text:p>
          </table:table-cell>
          <table:table-cell office:value-type="float" office:value="728.2">
            <text:p>728.2</text:p>
          </table:table-cell>
          <table:table-cell office:value-type="float" office:value="717.9">
            <text:p>717.9</text:p>
          </table:table-cell>
          <table:table-cell office:value-type="float" office:value="688.8">
            <text:p>688.8</text:p>
          </table:table-cell>
          <table:table-cell office:value-type="float" office:value="643">
            <text:p>643.0</text:p>
          </table:table-cell>
          <table:table-cell office:value-type="float" office:value="581.5">
            <text:p>581.5</text:p>
          </table:table-cell>
          <table:table-cell office:value-type="float" office:value="545">
            <text:p>545.0</text:p>
          </table:table-cell>
          <table:table-cell office:value-type="float" office:value="504.7">
            <text:p>504.7</text:p>
          </table:table-cell>
          <table:table-cell office:value-type="float" office:value="461.5">
            <text:p>461.5</text:p>
          </table:table-cell>
          <table:table-cell office:value-type="float" office:value="416.8">
            <text:p>416.8</text:p>
          </table:table-cell>
          <table:table-cell office:value-type="float" office:value="372.5">
            <text:p>372.5</text:p>
          </table:table-cell>
          <table:table-cell office:value-type="float" office:value="330.9">
            <text:p>330.9</text:p>
          </table:table-cell>
          <table:table-cell office:value-type="float" office:value="262">
            <text:p>262.0</text:p>
          </table:table-cell>
          <table:table-cell office:value-type="float" office:value="219.2">
            <text:p>219.2</text:p>
          </table:table-cell>
          <table:table-cell office:value-type="float" office:value="196.3">
            <text:p>196.3</text:p>
          </table:table-cell>
          <table:table-cell office:value-type="float" office:value="184.5">
            <text:p>184.5</text:p>
          </table:table-cell>
          <table:table-cell office:value-type="float" office:value="178.8">
            <text:p>178.8</text:p>
          </table:table-cell>
          <table:table-cell office:value-type="float" office:value="176.7">
            <text:p>176.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06.1">
            <text:p>606.1</text:p>
          </table:table-cell>
          <table:table-cell office:value-type="float" office:value="647.3">
            <text:p>647.3</text:p>
          </table:table-cell>
          <table:table-cell office:value-type="float" office:value="679">
            <text:p>679.0</text:p>
          </table:table-cell>
          <table:table-cell office:value-type="float" office:value="702.4">
            <text:p>702.4</text:p>
          </table:table-cell>
          <table:table-cell office:value-type="float" office:value="718.4">
            <text:p>718.4</text:p>
          </table:table-cell>
          <table:table-cell office:value-type="float" office:value="730.8">
            <text:p>730.8</text:p>
          </table:table-cell>
          <table:table-cell office:value-type="float" office:value="721.1">
            <text:p>721.1</text:p>
          </table:table-cell>
          <table:table-cell office:value-type="float" office:value="692.8">
            <text:p>692.8</text:p>
          </table:table-cell>
          <table:table-cell office:value-type="float" office:value="648.2">
            <text:p>648.2</text:p>
          </table:table-cell>
          <table:table-cell office:value-type="float" office:value="588.7">
            <text:p>588.7</text:p>
          </table:table-cell>
          <table:table-cell office:value-type="float" office:value="553.5">
            <text:p>553.5</text:p>
          </table:table-cell>
          <table:table-cell office:value-type="float" office:value="514.9">
            <text:p>514.9</text:p>
          </table:table-cell>
          <table:table-cell office:value-type="float" office:value="473.7">
            <text:p>473.7</text:p>
          </table:table-cell>
          <table:table-cell office:value-type="float" office:value="430.9">
            <text:p>430.9</text:p>
          </table:table-cell>
          <table:table-cell office:value-type="float" office:value="388.4">
            <text:p>388.4</text:p>
          </table:table-cell>
          <table:table-cell office:value-type="float" office:value="348.2">
            <text:p>348.2</text:p>
          </table:table-cell>
          <table:table-cell office:value-type="float" office:value="280.2">
            <text:p>280.2</text:p>
          </table:table-cell>
          <table:table-cell office:value-type="float" office:value="234.6">
            <text:p>234.6</text:p>
          </table:table-cell>
          <table:table-cell office:value-type="float" office:value="208.5">
            <text:p>208.5</text:p>
          </table:table-cell>
          <table:table-cell office:value-type="float" office:value="194.3">
            <text:p>194.3</text:p>
          </table:table-cell>
          <table:table-cell office:value-type="float" office:value="187">
            <text:p>187.0</text:p>
          </table:table-cell>
          <table:table-cell office:value-type="float" office:value="183.7">
            <text:p>183.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608.6">
            <text:p>608.6</text:p>
          </table:table-cell>
          <table:table-cell office:value-type="float" office:value="649.6">
            <text:p>649.6</text:p>
          </table:table-cell>
          <table:table-cell office:value-type="float" office:value="681.3">
            <text:p>681.3</text:p>
          </table:table-cell>
          <table:table-cell office:value-type="float" office:value="704.7">
            <text:p>704.7</text:p>
          </table:table-cell>
          <table:table-cell office:value-type="float" office:value="720.7">
            <text:p>720.7</text:p>
          </table:table-cell>
          <table:table-cell office:value-type="float" office:value="733.4">
            <text:p>733.4</text:p>
          </table:table-cell>
          <table:table-cell office:value-type="float" office:value="724.2">
            <text:p>724.2</text:p>
          </table:table-cell>
          <table:table-cell office:value-type="float" office:value="696.6">
            <text:p>696.6</text:p>
          </table:table-cell>
          <table:table-cell office:value-type="float" office:value="653.3">
            <text:p>653.3</text:p>
          </table:table-cell>
          <table:table-cell office:value-type="float" office:value="595.5">
            <text:p>595.5</text:p>
          </table:table-cell>
          <table:table-cell office:value-type="float" office:value="561.5">
            <text:p>561.5</text:p>
          </table:table-cell>
          <table:table-cell office:value-type="float" office:value="524.5">
            <text:p>524.5</text:p>
          </table:table-cell>
          <table:table-cell office:value-type="float" office:value="485">
            <text:p>485.0</text:p>
          </table:table-cell>
          <table:table-cell office:value-type="float" office:value="443.9">
            <text:p>443.9</text:p>
          </table:table-cell>
          <table:table-cell office:value-type="float" office:value="402.9">
            <text:p>402.9</text:p>
          </table:table-cell>
          <table:table-cell office:value-type="float" office:value="363.9">
            <text:p>363.9</text:p>
          </table:table-cell>
          <table:table-cell office:value-type="float" office:value="297.1">
            <text:p>297.1</text:p>
          </table:table-cell>
          <table:table-cell office:value-type="float" office:value="249.6">
            <text:p>249.6</text:p>
          </table:table-cell>
          <table:table-cell office:value-type="float" office:value="220.8">
            <text:p>220.8</text:p>
          </table:table-cell>
          <table:table-cell office:value-type="float" office:value="204.3">
            <text:p>204.3</text:p>
          </table:table-cell>
          <table:table-cell office:value-type="float" office:value="195.3">
            <text:p>195.3</text:p>
          </table:table-cell>
          <table:table-cell office:value-type="float" office:value="190.8">
            <text:p>190.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611.1">
            <text:p>611.1</text:p>
          </table:table-cell>
          <table:table-cell office:value-type="float" office:value="651.4">
            <text:p>651.4</text:p>
          </table:table-cell>
          <table:table-cell office:value-type="float" office:value="683.5">
            <text:p>683.5</text:p>
          </table:table-cell>
          <table:table-cell office:value-type="float" office:value="706.9">
            <text:p>706.9</text:p>
          </table:table-cell>
          <table:table-cell office:value-type="float" office:value="723">
            <text:p>723.0</text:p>
          </table:table-cell>
          <table:table-cell office:value-type="float" office:value="736">
            <text:p>736.0</text:p>
          </table:table-cell>
          <table:table-cell office:value-type="float" office:value="727.2">
            <text:p>727.2</text:p>
          </table:table-cell>
          <table:table-cell office:value-type="float" office:value="700.4">
            <text:p>700.4</text:p>
          </table:table-cell>
          <table:table-cell office:value-type="float" office:value="658.1">
            <text:p>658.1</text:p>
          </table:table-cell>
          <table:table-cell office:value-type="float" office:value="602">
            <text:p>602.0</text:p>
          </table:table-cell>
          <table:table-cell office:value-type="float" office:value="569.2">
            <text:p>569.2</text:p>
          </table:table-cell>
          <table:table-cell office:value-type="float" office:value="533.5">
            <text:p>533.5</text:p>
          </table:table-cell>
          <table:table-cell office:value-type="float" office:value="495.5">
            <text:p>495.5</text:p>
          </table:table-cell>
          <table:table-cell office:value-type="float" office:value="456">
            <text:p>456.0</text:p>
          </table:table-cell>
          <table:table-cell office:value-type="float" office:value="416.4">
            <text:p>416.4</text:p>
          </table:table-cell>
          <table:table-cell office:value-type="float" office:value="378.5">
            <text:p>378.5</text:p>
          </table:table-cell>
          <table:table-cell office:value-type="float" office:value="312.7">
            <text:p>312.7</text:p>
          </table:table-cell>
          <table:table-cell office:value-type="float" office:value="264.2">
            <text:p>264.2</text:p>
          </table:table-cell>
          <table:table-cell office:value-type="float" office:value="233.1">
            <text:p>233.1</text:p>
          </table:table-cell>
          <table:table-cell office:value-type="float" office:value="214.5">
            <text:p>214.5</text:p>
          </table:table-cell>
          <table:table-cell office:value-type="float" office:value="203.9">
            <text:p>203.9</text:p>
          </table:table-cell>
          <table:table-cell office:value-type="float" office:value="198.2">
            <text:p>198.2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13.6">
            <text:p>613.6</text:p>
          </table:table-cell>
          <table:table-cell office:value-type="float" office:value="654.2">
            <text:p>654.2</text:p>
          </table:table-cell>
          <table:table-cell office:value-type="float" office:value="685.7">
            <text:p>685.7</text:p>
          </table:table-cell>
          <table:table-cell office:value-type="float" office:value="709.1">
            <text:p>709.1</text:p>
          </table:table-cell>
          <table:table-cell office:value-type="float" office:value="725.2">
            <text:p>725.2</text:p>
          </table:table-cell>
          <table:table-cell office:value-type="float" office:value="738.5">
            <text:p>738.5</text:p>
          </table:table-cell>
          <table:table-cell office:value-type="float" office:value="730.2">
            <text:p>730.2</text:p>
          </table:table-cell>
          <table:table-cell office:value-type="float" office:value="704.1">
            <text:p>704.1</text:p>
          </table:table-cell>
          <table:table-cell office:value-type="float" office:value="662.8">
            <text:p>662.8</text:p>
          </table:table-cell>
          <table:table-cell office:value-type="float" office:value="608.3">
            <text:p>608.3</text:p>
          </table:table-cell>
          <table:table-cell office:value-type="float" office:value="576.4">
            <text:p>576.4</text:p>
          </table:table-cell>
          <table:table-cell office:value-type="float" office:value="542">
            <text:p>542.0</text:p>
          </table:table-cell>
          <table:table-cell office:value-type="float" office:value="505.4">
            <text:p>505.4</text:p>
          </table:table-cell>
          <table:table-cell office:value-type="float" office:value="467.3">
            <text:p>467.3</text:p>
          </table:table-cell>
          <table:table-cell office:value-type="float" office:value="429">
            <text:p>429.0</text:p>
          </table:table-cell>
          <table:table-cell office:value-type="float" office:value="392.1">
            <text:p>392.1</text:p>
          </table:table-cell>
          <table:table-cell office:value-type="float" office:value="327.3">
            <text:p>327.3</text:p>
          </table:table-cell>
          <table:table-cell office:value-type="float" office:value="278.3">
            <text:p>278.3</text:p>
          </table:table-cell>
          <table:table-cell office:value-type="float" office:value="245.3">
            <text:p>245.3</text:p>
          </table:table-cell>
          <table:table-cell office:value-type="float" office:value="224.7">
            <text:p>224.7</text:p>
          </table:table-cell>
          <table:table-cell office:value-type="float" office:value="212.5">
            <text:p>212.5</text:p>
          </table:table-cell>
          <table:table-cell office:value-type="float" office:value="205.6">
            <text:p>205.6</text:p>
          </table:table-cell>
        </table:table-row>
        <table:table-row table:style-name="ro2">
          <table:table-cell table:style-name="ce12" office:value-type="float" office:value="100">
            <text:p>100</text:p>
          </table:table-cell>
          <table:table-cell table:style-name="ce19" office:value-type="float" office:value="616">
            <text:p>616.0</text:p>
          </table:table-cell>
          <table:table-cell table:style-name="ce25" office:value-type="float" office:value="656.4">
            <text:p>656.4</text:p>
          </table:table-cell>
          <table:table-cell table:style-name="ce25" office:value-type="float" office:value="687.8">
            <text:p>687.8</text:p>
          </table:table-cell>
          <table:table-cell table:style-name="ce25" office:value-type="float" office:value="711.3">
            <text:p>711.3</text:p>
          </table:table-cell>
          <table:table-cell table:style-name="ce25" office:value-type="float" office:value="727.5">
            <text:p>727.5</text:p>
          </table:table-cell>
          <table:table-cell table:style-name="ce25" office:value-type="float" office:value="741">
            <text:p>741.0</text:p>
          </table:table-cell>
          <table:table-cell table:style-name="ce25" office:value-type="float" office:value="733.2">
            <text:p>733.2</text:p>
          </table:table-cell>
          <table:table-cell table:style-name="ce25" office:value-type="float" office:value="707.7">
            <text:p>707.7</text:p>
          </table:table-cell>
          <table:table-cell table:style-name="ce25" office:value-type="float" office:value="667.4">
            <text:p>667.4</text:p>
          </table:table-cell>
          <table:table-cell table:style-name="ce25" office:value-type="float" office:value="614.3">
            <text:p>614.3</text:p>
          </table:table-cell>
          <table:table-cell table:style-name="ce25" office:value-type="float" office:value="583.4">
            <text:p>583.4</text:p>
          </table:table-cell>
          <table:table-cell table:style-name="ce44" office:value-type="float" office:value="550">
            <text:p>550.0</text:p>
          </table:table-cell>
          <table:table-cell table:style-name="ce49" office:value-type="float" office:value="514.7">
            <text:p>514.7</text:p>
          </table:table-cell>
          <table:table-cell table:style-name="ce49" office:value-type="float" office:value="477.9">
            <text:p>477.9</text:p>
          </table:table-cell>
          <table:table-cell table:style-name="ce49" office:value-type="float" office:value="440.8">
            <text:p>440.8</text:p>
          </table:table-cell>
          <table:table-cell table:style-name="ce49" office:value-type="float" office:value="404.8">
            <text:p>404.8</text:p>
          </table:table-cell>
          <table:table-cell table:style-name="ce49" office:value-type="float" office:value="341">
            <text:p>341.0</text:p>
          </table:table-cell>
          <table:table-cell table:style-name="ce49" office:value-type="float" office:value="291.7">
            <text:p>291.7</text:p>
          </table:table-cell>
          <table:table-cell table:style-name="ce49" office:value-type="float" office:value="257.3">
            <text:p>257.3</text:p>
          </table:table-cell>
          <table:table-cell table:style-name="ce49" office:value-type="float" office:value="235">
            <text:p>235.0</text:p>
          </table:table-cell>
          <table:table-cell table:style-name="ce49" office:value-type="float" office:value="221.3">
            <text:p>221.3</text:p>
          </table:table-cell>
          <table:table-cell table:style-name="ce59" office:value-type="float" office:value="213.2">
            <text:p>213.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ookman Old Style" svg:font-family="'Bookman Old Style'"/>
    <style:font-face style:name="Times New Roman" svg:font-family="'Times New Roman'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1" number:min-integer-digits="1"/>
    </number:number-style>
    <number:number-style style:name="N131P0" style:volatile="true">
      <number:number number:decimal-places="1" number:min-integer-digits="1"/>
      <number:text> </number:text>
    </number:number-style>
    <number:number-style style:name="N131">
      <number:text>(</number:text>
      <number:number number:decimal-places="1" number:min-integer-digits="1"/>
      <number:text>)</number:text>
      <style:map style:condition="value()&gt;=0" style:apply-style-name="N131P0"/>
    </number:number-style>
    <number:date-style style:name="N10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7" number:language="en" number:country="AU">
      <number:day/>
      <number:text>-</number:text>
      <number:month number:textual="true"/>
      <number:text>-</number:text>
      <number:year/>
    </number:date-style>
    <number:date-style style:name="N10108" number:language="en" number:country="AU">
      <number:day/>
      <number:text>-</number:text>
      <number:month number:textual="true"/>
    </number:date-style>
    <number:date-style style:name="N10109" number:language="en" number:country="AU">
      <number:month number:textual="true"/>
      <number:text>-</number:text>
      <number:year/>
    </number:date-style>
    <number:time-style style:name="N10110" number:language="en" number:country="AU">
      <number:hours/>
      <number:text>:</number:text>
      <number:minutes number:style="long"/>
      <number:text> </number:text>
      <number:am-pm/>
    </number:time-style>
    <number:time-style style:name="N10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AU">
      <number:hours/>
      <number:text>:</number:text>
      <number:minutes number:style="long"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0">20/09/2007</text:date>, <text:time>10:5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John Pye</meta:initial-creator>
    <meta:creation-date>2007-09-20T10:52:19</meta:creation-date>
    <dc:creator>John Pye</dc:creator>
    <dc:date>2007-09-20T10:55:33</dc:date>
    <dc:language>en-AU</dc:language>
    <meta:editing-cycles>3</meta:editing-cycles>
    <meta:editing-duration>PT3M14S</meta:editing-duration>
    <meta:user-defined meta:name="Info 1"/>
    <meta:user-defined meta:name="Info 2"/>
    <meta:user-defined meta:name="Info 3"/>
    <meta:user-defined meta:name="Info 4"/>
    <meta:document-statistic meta:table-count="3" meta:cell-count="695"/>
  </office:meta>
</office:document-meta>
</file>